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4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6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33in" svg:height="6.5752in" svg:x="2.9571in" svg:y="0.0421in">
            <draw:object draw:notify-on-update-of-ranges="Sheet1.D1:Sheet1.D6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25">
            <text:p>3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0.7270080566">
            <text:p>40.7270080566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25">
            <text:p>3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0.6039672852">
            <text:p>40.603967285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25">
            <text:p>3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0.8500488281">
            <text:p>40.8500488281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25">
            <text:p>3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0.3578857422">
            <text:p>40.357885742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25">
            <text:p>3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39.8657226563">
            <text:p>39.865722656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375">
            <text:p>3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0.7270080566">
            <text:p>40.7270080566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25">
            <text:p>3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0.6039672852">
            <text:p>40.603967285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25">
            <text:p>3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0.3578857422">
            <text:p>40.357885742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25">
            <text:p>3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0.6039672852">
            <text:p>40.603967285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125">
            <text:p>3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0.3578857422">
            <text:p>40.357885742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25">
            <text:p>3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1.3422119141">
            <text:p>41.3422119141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25">
            <text:p>3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0.6039672852">
            <text:p>40.603967285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25">
            <text:p>3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39.9887634277">
            <text:p>39.988763427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25">
            <text:p>3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0.4809265137">
            <text:p>40.480926513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25">
            <text:p>3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0.1118041992">
            <text:p>40.111804199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25">
            <text:p>3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0.4809265137">
            <text:p>40.480926513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25">
            <text:p>3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0.2348449707">
            <text:p>40.234844970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25">
            <text:p>3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0.6039672852">
            <text:p>40.603967285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25">
            <text:p>3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0.4809265137">
            <text:p>40.480926513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125">
            <text:p>3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39.8657226563">
            <text:p>39.865722656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25">
            <text:p>3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0.1118041992">
            <text:p>40.111804199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125">
            <text:p>3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0.3578857422">
            <text:p>40.357885742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25">
            <text:p>3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39.9887634277">
            <text:p>39.988763427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25">
            <text:p>3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0.2348449707">
            <text:p>40.234844970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125">
            <text:p>3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0.3578857422">
            <text:p>40.357885742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125">
            <text:p>3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0.7270080566">
            <text:p>40.7270080566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125">
            <text:p>3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1.0961303711">
            <text:p>41.0961303711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125">
            <text:p>3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0.3578857422">
            <text:p>40.357885742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25">
            <text:p>3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39.8657226563">
            <text:p>39.865722656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25">
            <text:p>3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39.7426818848">
            <text:p>39.742681884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0.5">
            <text:p>3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0.3578857422">
            <text:p>40.357885742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1.25">
            <text:p>31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1.2191711426">
            <text:p>41.2191711426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1.834375">
            <text:p>41.83437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2.75">
            <text:p>32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3.1878234863">
            <text:p>43.187823486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3.5">
            <text:p>33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2.6956604004">
            <text:p>42.695660400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4.375">
            <text:p>34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3.5569458008">
            <text:p>43.556945800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5.125">
            <text:p>35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3.6799865723">
            <text:p>43.679986572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5.875">
            <text:p>35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4.2951904297">
            <text:p>44.295190429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6.5">
            <text:p>36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4.0491088867">
            <text:p>44.049108886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7.25">
            <text:p>37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4.7873535156">
            <text:p>44.7873535156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7.875">
            <text:p>37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4.9103942871">
            <text:p>44.9103942871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8.5">
            <text:p>38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5.5255981445">
            <text:p>45.525598144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9.125">
            <text:p>39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5.648638916">
            <text:p>45.648638916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39.75">
            <text:p>3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6.3868835449">
            <text:p>46.386883544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0.25">
            <text:p>4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6.3868835449">
            <text:p>46.386883544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0.75">
            <text:p>4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7.3712097168">
            <text:p>47.371209716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1.375">
            <text:p>41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7.7403320313">
            <text:p>47.74033203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1.75">
            <text:p>41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7.9864135742">
            <text:p>47.986413574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2.25">
            <text:p>42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8.6016174316">
            <text:p>48.6016174316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2.875">
            <text:p>42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48.9707397461">
            <text:p>48.9707397461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3.25">
            <text:p>43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0.0781066895">
            <text:p>50.078106689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3.625">
            <text:p>43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0.3241882324">
            <text:p>50.32418823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0.5702697754">
            <text:p>50.57026977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4.375">
            <text:p>44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0.3241882324">
            <text:p>50.32418823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4.875">
            <text:p>44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0.6933105469">
            <text:p>50.69331054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5.25">
            <text:p>45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0.6933105469">
            <text:p>50.69331054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5.5">
            <text:p>45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0.8163513184">
            <text:p>50.81635131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1.0624328613">
            <text:p>51.06243286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6.25">
            <text:p>46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2.6619628906">
            <text:p>52.6619628906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6.625">
            <text:p>46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2.2928405762">
            <text:p>52.292840576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7">
            <text:p>47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2.2928405762">
            <text:p>52.292840576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7.25">
            <text:p>47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2.6619628906">
            <text:p>52.6619628906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7.625">
            <text:p>47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3.1541259766">
            <text:p>53.1541259766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8">
            <text:p>48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3.769329834">
            <text:p>53.76932983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8.25">
            <text:p>48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4.1384521484">
            <text:p>54.13845214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8.375">
            <text:p>48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4.015411377">
            <text:p>54.01541137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8.875">
            <text:p>48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4.1384521484">
            <text:p>54.13845214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9.125">
            <text:p>49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4.1384521484">
            <text:p>54.13845214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9.25">
            <text:p>49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4.3845336914">
            <text:p>54.384533691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9.625">
            <text:p>49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4.7536560059">
            <text:p>54.753656005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49.875">
            <text:p>4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4.9997375488">
            <text:p>54.99973754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0.125">
            <text:p>5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5.7379821777">
            <text:p>55.737982177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0.375">
            <text:p>5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5.9840637207">
            <text:p>55.984063720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0.625">
            <text:p>50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4.9997375488">
            <text:p>54.99973754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0.75">
            <text:p>5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6.3531860352">
            <text:p>56.353186035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1.125">
            <text:p>5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5.9840637207">
            <text:p>55.984063720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1.25">
            <text:p>51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6.7223083496">
            <text:p>56.7223083496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1.375">
            <text:p>51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6.7223083496">
            <text:p>56.7223083496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1.625">
            <text:p>51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6.8453491211">
            <text:p>56.8453491211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1.75">
            <text:p>51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8.0757568359">
            <text:p>58.075756835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7.4605529785">
            <text:p>57.460552978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2.125">
            <text:p>52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7.58359375">
            <text:p>57.5835937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2.375">
            <text:p>52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8.4448791504">
            <text:p>58.444879150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2.5">
            <text:p>52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7.337512207">
            <text:p>57.33751220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2.625">
            <text:p>52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7.58359375">
            <text:p>57.5835937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2.75">
            <text:p>52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8.6909606934">
            <text:p>58.690960693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8.8140014648">
            <text:p>58.814001464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3.125">
            <text:p>53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8.8140014648">
            <text:p>58.814001464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3.25">
            <text:p>53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8.8140014648">
            <text:p>58.814001464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3.375">
            <text:p>53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9.0600830078">
            <text:p>59.060083007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3.625">
            <text:p>53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9.4292053223">
            <text:p>59.429205322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3.875">
            <text:p>53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9.9213684082">
            <text:p>59.921368408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0.1674499512">
            <text:p>60.167449951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4.125">
            <text:p>54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0.6596130371">
            <text:p>60.6596130371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4.25">
            <text:p>54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59.9213684082">
            <text:p>59.921368408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4.375">
            <text:p>54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0.0444091797">
            <text:p>60.044409179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4.5">
            <text:p>54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0.0444091797">
            <text:p>60.044409179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4.75">
            <text:p>54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0.4135314941">
            <text:p>60.4135314941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4.875">
            <text:p>54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0.5365722656">
            <text:p>60.5365722656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0.6596130371">
            <text:p>60.6596130371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5.125">
            <text:p>55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1.151776123">
            <text:p>61.15177612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5.25">
            <text:p>55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1.0287353516">
            <text:p>61.0287353516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5.375">
            <text:p>55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0.6596130371">
            <text:p>60.6596130371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5.5">
            <text:p>55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1.643939209">
            <text:p>61.64393920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5.5">
            <text:p>55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1.151776123">
            <text:p>61.15177612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5.75">
            <text:p>55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1.2748168945">
            <text:p>61.274816894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5.875">
            <text:p>55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1.7669799805">
            <text:p>61.766979980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1.890020752">
            <text:p>61.89002075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6">
            <text:p>56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1.643939209">
            <text:p>61.64393920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6.125">
            <text:p>56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1.7669799805">
            <text:p>61.766979980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6.25">
            <text:p>56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2.1361022949">
            <text:p>62.136102294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6.375">
            <text:p>56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2.7513061523">
            <text:p>62.751306152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6.5">
            <text:p>56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2.7513061523">
            <text:p>62.751306152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6.5">
            <text:p>56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2.9973876953">
            <text:p>62.997387695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6.625">
            <text:p>56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2.9973876953">
            <text:p>62.997387695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6.75">
            <text:p>56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2.3821838379">
            <text:p>62.382183837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6.875">
            <text:p>56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3.1204284668">
            <text:p>63.120428466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3.1204284668">
            <text:p>63.120428466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7">
            <text:p>57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3.4895507813">
            <text:p>63.48955078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7.125">
            <text:p>57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3.7356323242">
            <text:p>63.735632324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7.125">
            <text:p>57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2.9973876953">
            <text:p>62.997387695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7.25">
            <text:p>57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3.3665100098">
            <text:p>63.36651000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7.25">
            <text:p>57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3.4895507813">
            <text:p>63.48955078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7.375">
            <text:p>57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3.6125915527">
            <text:p>63.612591552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7.5">
            <text:p>57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3.8586730957">
            <text:p>63.858673095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7.5">
            <text:p>57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3.6125915527">
            <text:p>63.612591552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7.625">
            <text:p>57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2.8743469238">
            <text:p>62.874346923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7.625">
            <text:p>57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3.3665100098">
            <text:p>63.36651000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7.625">
            <text:p>57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3.1204284668">
            <text:p>63.120428466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7.75">
            <text:p>57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3.3665100098">
            <text:p>63.36651000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7.875">
            <text:p>57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4.2277954102">
            <text:p>64.227795410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7.875">
            <text:p>57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3.6125915527">
            <text:p>63.612591552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8">
            <text:p>58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4.3508361816">
            <text:p>64.3508361816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8.125">
            <text:p>58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3.3665100098">
            <text:p>63.36651000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8.125">
            <text:p>58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3.8586730957">
            <text:p>63.858673095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8.125">
            <text:p>58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3.8586730957">
            <text:p>63.858673095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8.25">
            <text:p>58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4.5969177246">
            <text:p>64.5969177246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8.25">
            <text:p>58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4.4738769531">
            <text:p>64.4738769531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8.375">
            <text:p>58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4.5969177246">
            <text:p>64.5969177246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8.375">
            <text:p>58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4.7199584961">
            <text:p>64.7199584961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8.375">
            <text:p>58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4.7199584961">
            <text:p>64.7199584961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8.375">
            <text:p>58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4.8429992676">
            <text:p>64.8429992676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8.5">
            <text:p>58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4.2277954102">
            <text:p>64.227795410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8.5">
            <text:p>58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3.8586730957">
            <text:p>63.858673095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8.625">
            <text:p>58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4.5969177246">
            <text:p>64.5969177246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8.625">
            <text:p>58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5812438965">
            <text:p>65.581243896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8.625">
            <text:p>58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4.4738769531">
            <text:p>64.4738769531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8.625">
            <text:p>58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4.8429992676">
            <text:p>64.8429992676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8.75">
            <text:p>58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458203125">
            <text:p>65.45820312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8.875">
            <text:p>58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4.9660400391">
            <text:p>64.9660400391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8.875">
            <text:p>58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4.2277954102">
            <text:p>64.227795410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8.875">
            <text:p>58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704284668">
            <text:p>65.70428466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4.3508361816">
            <text:p>64.3508361816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">
            <text:p>59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458203125">
            <text:p>65.45820312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125">
            <text:p>59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4.5969177246">
            <text:p>64.5969177246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125">
            <text:p>59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212121582">
            <text:p>65.21212158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125">
            <text:p>59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4.7199584961">
            <text:p>64.7199584961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125">
            <text:p>59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5812438965">
            <text:p>65.581243896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25">
            <text:p>59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4.8429992676">
            <text:p>64.8429992676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25">
            <text:p>59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4.7199584961">
            <text:p>64.7199584961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375">
            <text:p>59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212121582">
            <text:p>65.21212158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375">
            <text:p>59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5812438965">
            <text:p>65.581243896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375">
            <text:p>59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458203125">
            <text:p>65.45820312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375">
            <text:p>59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704284668">
            <text:p>65.70428466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375">
            <text:p>59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3351623535">
            <text:p>65.335162353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375">
            <text:p>59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458203125">
            <text:p>65.45820312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5">
            <text:p>59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5812438965">
            <text:p>65.581243896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5">
            <text:p>59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4.8429992676">
            <text:p>64.8429992676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5">
            <text:p>59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3351623535">
            <text:p>65.335162353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5">
            <text:p>59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625">
            <text:p>59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212121582">
            <text:p>65.21212158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625">
            <text:p>59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9503662109">
            <text:p>65.950366210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625">
            <text:p>59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212121582">
            <text:p>65.21212158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625">
            <text:p>59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625">
            <text:p>59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625">
            <text:p>59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9503662109">
            <text:p>65.950366210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9503662109">
            <text:p>65.950366210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9503662109">
            <text:p>65.950366210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9503662109">
            <text:p>65.950366210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1964477539">
            <text:p>66.196447753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9503662109">
            <text:p>65.950366210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9503662109">
            <text:p>65.950366210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25">
            <text:p>6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25">
            <text:p>6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25">
            <text:p>6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25">
            <text:p>6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1964477539">
            <text:p>66.196447753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9503662109">
            <text:p>65.950366210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1964477539">
            <text:p>66.196447753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9503662109">
            <text:p>65.950366210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9503662109">
            <text:p>65.950366210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8273254395">
            <text:p>65.827325439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7959777832">
            <text:p>67.795977783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8273254395">
            <text:p>65.827325439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6729370117">
            <text:p>67.672937011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5498962402">
            <text:p>67.549896240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625">
            <text:p>60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625">
            <text:p>60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625">
            <text:p>60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625">
            <text:p>60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625">
            <text:p>60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625">
            <text:p>60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625">
            <text:p>60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7959777832">
            <text:p>67.795977783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625">
            <text:p>60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625">
            <text:p>60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5498962402">
            <text:p>67.549896240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8273254395">
            <text:p>65.827325439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25">
            <text:p>6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25">
            <text:p>6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25">
            <text:p>6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25">
            <text:p>6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704284668">
            <text:p>65.70428466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1964477539">
            <text:p>66.196447753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9503662109">
            <text:p>65.950366210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1964477539">
            <text:p>66.196447753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1964477539">
            <text:p>66.196447753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8273254395">
            <text:p>65.827325439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9503662109">
            <text:p>65.950366210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9503662109">
            <text:p>65.950366210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8273254395">
            <text:p>65.827325439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1964477539">
            <text:p>66.196447753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3351623535">
            <text:p>65.335162353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1964477539">
            <text:p>66.196447753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704284668">
            <text:p>65.70428466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9503662109">
            <text:p>65.950366210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1964477539">
            <text:p>66.196447753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5812438965">
            <text:p>65.581243896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704284668">
            <text:p>65.70428466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704284668">
            <text:p>65.70428466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1964477539">
            <text:p>66.196447753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8273254395">
            <text:p>65.827325439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458203125">
            <text:p>65.45820312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625">
            <text:p>59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9503662109">
            <text:p>65.950366210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1964477539">
            <text:p>66.196447753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458203125">
            <text:p>65.45820312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458203125">
            <text:p>65.45820312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9503662109">
            <text:p>65.950366210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625">
            <text:p>59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625">
            <text:p>59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8273254395">
            <text:p>65.827325439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625">
            <text:p>59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1964477539">
            <text:p>66.196447753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625">
            <text:p>59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625">
            <text:p>59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8273254395">
            <text:p>65.827325439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625">
            <text:p>59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8273254395">
            <text:p>65.827325439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625">
            <text:p>59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458203125">
            <text:p>65.45820312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0890808105">
            <text:p>65.089080810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625">
            <text:p>59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458203125">
            <text:p>65.45820312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212121582">
            <text:p>65.21212158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625">
            <text:p>59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625">
            <text:p>59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1964477539">
            <text:p>66.196447753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625">
            <text:p>59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704284668">
            <text:p>65.70428466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625">
            <text:p>59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704284668">
            <text:p>65.70428466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1964477539">
            <text:p>66.196447753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5812438965">
            <text:p>65.581243896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9503662109">
            <text:p>65.950366210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8273254395">
            <text:p>65.827325439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75">
            <text:p>59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458203125">
            <text:p>65.45820312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9503662109">
            <text:p>65.950366210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704284668">
            <text:p>65.70428466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9503662109">
            <text:p>65.950366210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1964477539">
            <text:p>66.196447753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25">
            <text:p>6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25">
            <text:p>6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25">
            <text:p>6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9503662109">
            <text:p>65.950366210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25">
            <text:p>6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25">
            <text:p>6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25">
            <text:p>6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25">
            <text:p>6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7959777832">
            <text:p>67.795977783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7959777832">
            <text:p>67.795977783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25">
            <text:p>6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5498962402">
            <text:p>67.549896240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25">
            <text:p>6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25">
            <text:p>6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625">
            <text:p>60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5498962402">
            <text:p>67.549896240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625">
            <text:p>60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625">
            <text:p>60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625">
            <text:p>60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875">
            <text:p>60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875">
            <text:p>60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8.7803039551">
            <text:p>68.7803039551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6729370117">
            <text:p>67.672937011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6729370117">
            <text:p>67.672937011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5498962402">
            <text:p>67.549896240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6729370117">
            <text:p>67.672937011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5498962402">
            <text:p>67.549896240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6729370117">
            <text:p>67.672937011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8.2881408691">
            <text:p>68.2881408691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25">
            <text:p>61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6729370117">
            <text:p>67.672937011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25">
            <text:p>61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7959777832">
            <text:p>67.795977783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25">
            <text:p>61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25">
            <text:p>61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6729370117">
            <text:p>67.672937011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25">
            <text:p>61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25">
            <text:p>61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5498962402">
            <text:p>67.549896240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25">
            <text:p>61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25">
            <text:p>61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375">
            <text:p>61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375">
            <text:p>61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7959777832">
            <text:p>67.795977783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375">
            <text:p>61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375">
            <text:p>61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8.1651000977">
            <text:p>68.165100097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25">
            <text:p>61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375">
            <text:p>61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375">
            <text:p>61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375">
            <text:p>61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5498962402">
            <text:p>67.549896240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375">
            <text:p>61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375">
            <text:p>61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7959777832">
            <text:p>67.795977783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375">
            <text:p>61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375">
            <text:p>61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8.2881408691">
            <text:p>68.2881408691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375">
            <text:p>61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375">
            <text:p>61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5498962402">
            <text:p>67.549896240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375">
            <text:p>61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25">
            <text:p>61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25">
            <text:p>61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25">
            <text:p>61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375">
            <text:p>61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375">
            <text:p>61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375">
            <text:p>61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7959777832">
            <text:p>67.795977783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375">
            <text:p>61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25">
            <text:p>61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375">
            <text:p>61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5498962402">
            <text:p>67.549896240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25">
            <text:p>61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7959777832">
            <text:p>67.795977783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375">
            <text:p>61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5498962402">
            <text:p>67.549896240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25">
            <text:p>61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25">
            <text:p>61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6729370117">
            <text:p>67.672937011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25">
            <text:p>61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9190185547">
            <text:p>67.919018554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9190185547">
            <text:p>67.919018554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7959777832">
            <text:p>67.795977783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25">
            <text:p>61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5498962402">
            <text:p>67.549896240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6729370117">
            <text:p>67.672937011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9190185547">
            <text:p>67.919018554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8.1651000977">
            <text:p>68.165100097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25">
            <text:p>61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5498962402">
            <text:p>67.549896240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7959777832">
            <text:p>67.795977783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8.0420593262">
            <text:p>68.042059326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8.1651000977">
            <text:p>68.165100097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8.0420593262">
            <text:p>68.042059326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7959777832">
            <text:p>67.795977783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6729370117">
            <text:p>67.672937011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25">
            <text:p>61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.125">
            <text:p>61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6729370117">
            <text:p>67.672937011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5498962402">
            <text:p>67.549896240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1">
            <text:p>61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875">
            <text:p>60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875">
            <text:p>60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5498962402">
            <text:p>67.549896240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5498962402">
            <text:p>67.5498962402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6729370117">
            <text:p>67.6729370117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625">
            <text:p>60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625">
            <text:p>60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625">
            <text:p>60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1964477539">
            <text:p>66.196447753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625">
            <text:p>60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625">
            <text:p>60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75">
            <text:p>60.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625">
            <text:p>60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1964477539">
            <text:p>66.196447753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625">
            <text:p>60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625">
            <text:p>60.6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3038146973">
            <text:p>67.303814697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25">
            <text:p>6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0577331543">
            <text:p>67.057733154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704284668">
            <text:p>65.70428466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8116516113">
            <text:p>66.8116516113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704284668">
            <text:p>65.70428466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1807739258">
            <text:p>67.180773925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5">
            <text:p>60.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8273254395">
            <text:p>65.827325439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375">
            <text:p>60.3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25">
            <text:p>6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1964477539">
            <text:p>66.196447753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25">
            <text:p>6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25">
            <text:p>60.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4425292969">
            <text:p>66.442529296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0734069824">
            <text:p>66.073406982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7.4268554688">
            <text:p>67.426855468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.125">
            <text:p>60.12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9346923828">
            <text:p>66.934692382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3194885254">
            <text:p>66.319488525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59.875">
            <text:p>59.875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9503662109">
            <text:p>65.9503662109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6886108398">
            <text:p>66.6886108398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6.5655700684">
            <text:p>66.5655700684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Zynq</text:p>
          </table:table-cell>
          <table:table-cell office:value-type="string">
            <text:p>temp:</text:p>
          </table:table-cell>
          <table:table-cell/>
          <table:table-cell office:value-type="float" office:value="65.8273254395">
            <text:p>65.8273254395</text:p>
          </table:table-cell>
        </table:table-row>
        <table:table-row table:style-name="ro1">
          <table:table-cell office:value-type="string">
            <text:p>Atmel</text:p>
          </table:table-cell>
          <table:table-cell office:value-type="string">
            <text:p>temp:</text:p>
          </table:table-cell>
          <table:table-cell/>
          <table:table-cell office:value-type="float" office:value="60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17T16:18:43</dc:date>
    <dc:creator>Michael Ng</dc:creator>
    <meta:document-statistic meta:table-count="1" meta:cell-count="3807" meta:object-count="1"/>
    <meta:generator>LibreOffice/4.0.4.2$Linux_X86_64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16.702cm" xlink:href=".." xlink:type="simple" chart:class="chart:scatter" chart:style-name="ch1">
        <chart:title svg:x="4.92cm" svg:y="0.47cm" chart:style-name="ch2">
          <text:p>Temp rise for Zynq/Atmel, idle</text:p>
        </chart:title>
        <chart:plot-area chart:style-name="ch3" table:cell-range-address="Sheet1.D1:Sheet1.D600" svg:x="1.33cm" svg:y="2.251cm" svg:width="14.018cm" svg:height="13.136cm">
          <chartooo:coordinate-region svg:x="1.951cm" svg:y="2.45cm" svg:width="13.117cm" svg:height="12.29cm"/>
          <chart:axis chart:dimension="x" chart:name="primary-x" chart:style-name="ch4">
            <chart:title svg:x="7.29cm" svg:y="15.721cm" chart:style-name="ch5">
              <text:p>time (sec*2.5)</text:p>
            </chart:title>
          </chart:axis>
          <chart:axis chart:dimension="y" chart:name="primary-y" chart:style-name="ch4">
            <chart:title svg:x="0.451cm" svg:y="9.313cm" chart:style-name="ch6">
              <text:p>deg C</text:p>
            </chart:title>
            <chart:grid chart:style-name="ch7" chart:class="major"/>
          </chart:axis>
          <chart:series chart:style-name="ch8" chart:values-cell-range-address="Sheet1.D1:Sheet1.D600" chart:class="chart:scatter">
            <chart:data-point chart:repeated="6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.25">
                <text:p>30.25</text:p>
                <draw:g>
                  <svg:desc>Sheet1.D1:Sheet1.D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.7270080566">
                <text:p>40.72700805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6039672852">
                <text:p>40.6039672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.8500488281">
                <text:p>40.85004882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3578857422">
                <text:p>40.35788574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.8657226563">
                <text:p>39.86572265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.375">
                <text:p>30.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.7270080566">
                <text:p>40.72700805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.6039672852">
                <text:p>40.60396728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.3578857422">
                <text:p>40.35788574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.6039672852">
                <text:p>40.60396728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.125">
                <text:p>30.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.3578857422">
                <text:p>40.35788574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.3422119141">
                <text:p>41.34221191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.6039672852">
                <text:p>40.60396728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.9887634277">
                <text:p>39.98876342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.4809265137">
                <text:p>40.48092651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.1118041992">
                <text:p>40.11180419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4809265137">
                <text:p>40.48092651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.2348449707">
                <text:p>40.23484497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.6039672852">
                <text:p>40.60396728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.4809265137">
                <text:p>40.48092651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.125">
                <text:p>30.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.8657226563">
                <text:p>39.8657226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0.1118041992">
                <text:p>40.11180419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.125">
                <text:p>30.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.3578857422">
                <text:p>40.35788574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.9887634277">
                <text:p>39.98876342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.2348449707">
                <text:p>40.23484497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.125">
                <text:p>30.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0.3578857422">
                <text:p>40.35788574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.125">
                <text:p>30.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.7270080566">
                <text:p>40.72700805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.125">
                <text:p>30.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1.0961303711">
                <text:p>41.09613037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0.125">
                <text:p>30.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.3578857422">
                <text:p>40.35788574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.8657226563">
                <text:p>39.86572265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.7426818848">
                <text:p>39.74268188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.3578857422">
                <text:p>40.35788574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.25">
                <text:p>31.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1.2191711426">
                <text:p>41.21917114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.834375">
                <text:p>41.8343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.75">
                <text:p>32.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.1878234863">
                <text:p>43.18782348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.6956604004">
                <text:p>42.69566040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.375">
                <text:p>34.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.5569458008">
                <text:p>43.55694580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5.125">
                <text:p>35.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.6799865723">
                <text:p>43.67998657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5.875">
                <text:p>35.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.2951904297">
                <text:p>44.29519042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.0491088867">
                <text:p>44.04910888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7.25">
                <text:p>37.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.7873535156">
                <text:p>44.78735351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.875">
                <text:p>37.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.9103942871">
                <text:p>44.91039428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.5255981445">
                <text:p>45.52559814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.125">
                <text:p>39.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.648638916">
                <text:p>45.6486389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.75">
                <text:p>39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6.3868835449">
                <text:p>46.38688354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0.25">
                <text:p>40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.3868835449">
                <text:p>46.38688354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.75">
                <text:p>40.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.3712097168">
                <text:p>47.371209716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1.375">
                <text:p>41.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.7403320313">
                <text:p>47.74033203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1.75">
                <text:p>41.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.9864135742">
                <text:p>47.98641357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.6016174316">
                <text:p>48.60161743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2.875">
                <text:p>42.8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8.9707397461">
                <text:p>48.97073974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.25">
                <text:p>43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.0781066895">
                <text:p>50.07810668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3.625">
                <text:p>43.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.3241882324">
                <text:p>50.32418823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.5702697754">
                <text:p>50.57026977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.375">
                <text:p>44.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.3241882324">
                <text:p>50.324188232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.875">
                <text:p>44.8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0.6933105469">
                <text:p>50.69331054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.25">
                <text:p>45.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.6933105469">
                <text:p>50.69331054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.8163513184">
                <text:p>50.81635131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1.0624328613">
                <text:p>51.06243286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6.25">
                <text:p>46.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2.6619628906">
                <text:p>52.66196289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.625">
                <text:p>46.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2.2928405762">
                <text:p>52.29284057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2.2928405762">
                <text:p>52.29284057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7.25">
                <text:p>47.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2.6619628906">
                <text:p>52.66196289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7.625">
                <text:p>47.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3.1541259766">
                <text:p>53.154125976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3.769329834">
                <text:p>53.7693298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8.25">
                <text:p>48.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4.1384521484">
                <text:p>54.13845214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8.375">
                <text:p>48.3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4.015411377">
                <text:p>54.01541137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8.875">
                <text:p>48.8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4.1384521484">
                <text:p>54.13845214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9.125">
                <text:p>49.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4.1384521484">
                <text:p>54.13845214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9.25">
                <text:p>49.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.3845336914">
                <text:p>54.38453369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9.625">
                <text:p>49.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4.7536560059">
                <text:p>54.75365600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9.875">
                <text:p>49.8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4.9997375488">
                <text:p>54.99973754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0.125">
                <text:p>50.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5.7379821777">
                <text:p>55.73798217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0.375">
                <text:p>50.3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.9840637207">
                <text:p>55.98406372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0.625">
                <text:p>50.6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.9997375488">
                <text:p>54.99973754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.75">
                <text:p>50.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6.3531860352">
                <text:p>56.35318603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1.125">
                <text:p>51.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5.9840637207">
                <text:p>55.984063720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1.25">
                <text:p>51.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6.7223083496">
                <text:p>56.72230834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1.375">
                <text:p>51.3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6.7223083496">
                <text:p>56.722308349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1.625">
                <text:p>51.6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6.8453491211">
                <text:p>56.84534912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1.75">
                <text:p>51.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8.0757568359">
                <text:p>58.075756835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7.4605529785">
                <text:p>57.46055297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2.125">
                <text:p>52.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7.58359375">
                <text:p>57.583593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2.375">
                <text:p>52.3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8.4448791504">
                <text:p>58.444879150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7.337512207">
                <text:p>57.3375122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2.625">
                <text:p>52.6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7.58359375">
                <text:p>57.583593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2.75">
                <text:p>52.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8.6909606934">
                <text:p>58.69096069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8.8140014648">
                <text:p>58.81400146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3.125">
                <text:p>53.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8.8140014648">
                <text:p>58.81400146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8.8140014648">
                <text:p>58.81400146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3.375">
                <text:p>53.3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9.0600830078">
                <text:p>59.06008300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3.625">
                <text:p>53.6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9.4292053223">
                <text:p>59.429205322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3.875">
                <text:p>53.8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9.9213684082">
                <text:p>59.921368408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0.1674499512">
                <text:p>60.16744995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4.125">
                <text:p>54.1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0.6596130371">
                <text:p>60.659613037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4.25">
                <text:p>54.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9.9213684082">
                <text:p>59.92136840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4.375">
                <text:p>54.3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0.0444091797">
                <text:p>60.04440917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0.0444091797">
                <text:p>60.04440917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0.4135314941">
                <text:p>60.413531494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4.875">
                <text:p>54.8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0.5365722656">
                <text:p>60.53657226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0.6596130371">
                <text:p>60.659613037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5.125">
                <text:p>55.1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1.151776123">
                <text:p>61.1517761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5.25">
                <text:p>55.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1.0287353516">
                <text:p>61.02873535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5.375">
                <text:p>55.3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0.6596130371">
                <text:p>60.65961303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1.643939209">
                <text:p>61.64393920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1.151776123">
                <text:p>61.1517761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5.75">
                <text:p>55.7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1.2748168945">
                <text:p>61.274816894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5.875">
                <text:p>55.8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1.7669799805">
                <text:p>61.76697998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1.890020752">
                <text:p>61.8900207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1.643939209">
                <text:p>61.6439392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.125">
                <text:p>56.12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1.7669799805">
                <text:p>61.76697998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2.1361022949">
                <text:p>62.136102294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6.375">
                <text:p>56.3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2.7513061523">
                <text:p>62.751306152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2.7513061523">
                <text:p>62.75130615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2.9973876953">
                <text:p>62.997387695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6.625">
                <text:p>56.6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2.9973876953">
                <text:p>62.997387695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2.3821838379">
                <text:p>62.38218383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6.875">
                <text:p>56.8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3.1204284668">
                <text:p>63.12042846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3.1204284668">
                <text:p>63.120428466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3.4895507813">
                <text:p>63.48955078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7.125">
                <text:p>57.1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3.7356323242">
                <text:p>63.73563232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7.125">
                <text:p>57.1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.9973876953">
                <text:p>62.99738769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3.3665100098">
                <text:p>63.36651000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7.25">
                <text:p>57.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.4895507813">
                <text:p>63.48955078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7.375">
                <text:p>57.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.6125915527">
                <text:p>63.612591552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3.8586730957">
                <text:p>63.85867309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3.6125915527">
                <text:p>63.612591552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7.625">
                <text:p>57.6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2.8743469238">
                <text:p>62.87434692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7.625">
                <text:p>57.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3.3665100098">
                <text:p>63.36651000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7.625">
                <text:p>57.6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3.1204284668">
                <text:p>63.12042846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7.75">
                <text:p>57.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3.3665100098">
                <text:p>63.366510009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7.875">
                <text:p>57.8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4.2277954102">
                <text:p>64.22779541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7.875">
                <text:p>57.8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3.6125915527">
                <text:p>63.612591552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4.3508361816">
                <text:p>64.35083618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3.3665100098">
                <text:p>63.36651000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3.8586730957">
                <text:p>63.858673095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8.125">
                <text:p>58.1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3.8586730957">
                <text:p>63.85867309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4.5969177246">
                <text:p>64.59691772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8.25">
                <text:p>58.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64.4738769531">
                <text:p>64.47387695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8.375">
                <text:p>58.37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4.5969177246">
                <text:p>64.59691772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8.375">
                <text:p>58.3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4.7199584961">
                <text:p>64.719958496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8.375">
                <text:p>58.3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4.7199584961">
                <text:p>64.719958496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8.375">
                <text:p>58.37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4.8429992676">
                <text:p>64.842999267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4.2277954102">
                <text:p>64.22779541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8.5">
                <text:p>58.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3.8586730957">
                <text:p>63.85867309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8.625">
                <text:p>58.6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4.5969177246">
                <text:p>64.596917724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.625">
                <text:p>58.6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5.5812438965">
                <text:p>65.581243896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.625">
                <text:p>58.6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4.4738769531">
                <text:p>64.47387695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.625">
                <text:p>58.6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4.8429992676">
                <text:p>64.842999267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65.458203125">
                <text:p>65.4582031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8.875">
                <text:p>58.87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4.9660400391">
                <text:p>64.966040039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8.875">
                <text:p>58.87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4.2277954102">
                <text:p>64.22779541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8.875">
                <text:p>58.8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5.704284668">
                <text:p>65.70428466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4.3508361816">
                <text:p>64.350836181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5.458203125">
                <text:p>65.4582031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4.5969177246">
                <text:p>64.59691772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5.212121582">
                <text:p>65.21212158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4.7199584961">
                <text:p>64.719958496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9.125">
                <text:p>59.1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5.5812438965">
                <text:p>65.58124389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9.25">
                <text:p>59.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4.8429992676">
                <text:p>64.84299926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9.25">
                <text:p>59.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4.7199584961">
                <text:p>64.719958496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9.375">
                <text:p>59.3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5.212121582">
                <text:p>65.21212158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9.375">
                <text:p>59.3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5.5812438965">
                <text:p>65.581243896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9.375">
                <text:p>59.3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.458203125">
                <text:p>65.4582031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9.375">
                <text:p>59.3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.704284668">
                <text:p>65.7042846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9.375">
                <text:p>59.37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.3351623535">
                <text:p>65.33516235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9.375">
                <text:p>59.3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5.458203125">
                <text:p>65.4582031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5.5812438965">
                <text:p>65.581243896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4.8429992676">
                <text:p>64.84299926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5.3351623535">
                <text:p>65.335162353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6.3194885254">
                <text:p>66.31948852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9.625">
                <text:p>59.6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5.212121582">
                <text:p>65.21212158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9.625">
                <text:p>59.6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5.9503662109">
                <text:p>65.950366210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9.625">
                <text:p>59.6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5.212121582">
                <text:p>65.2121215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9.625">
                <text:p>59.6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6.3194885254">
                <text:p>66.31948852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9.625">
                <text:p>59.6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6.0734069824">
                <text:p>66.07340698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9.625">
                <text:p>59.6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5.9503662109">
                <text:p>65.950366210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9.75">
                <text:p>59.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66.3194885254">
                <text:p>66.319488525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9.75">
                <text:p>59.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6.0734069824">
                <text:p>66.07340698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9.75">
                <text:p>59.7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6.0734069824">
                <text:p>66.07340698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9.75">
                <text:p>59.7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6.4425292969">
                <text:p>66.44252929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9.875">
                <text:p>59.8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5.9503662109">
                <text:p>65.950366210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9.875">
                <text:p>59.87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5.9503662109">
                <text:p>65.950366210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9.875">
                <text:p>59.8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6.3194885254">
                <text:p>66.31948852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9.875">
                <text:p>59.87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5.9503662109">
                <text:p>65.950366210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6.1964477539">
                <text:p>66.196447753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9.875">
                <text:p>59.8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6.8116516113">
                <text:p>66.81165161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6.0734069824">
                <text:p>66.07340698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6.6886108398">
                <text:p>66.688610839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6.3194885254">
                <text:p>66.31948852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6.4425292969">
                <text:p>66.442529296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6.9346923828">
                <text:p>66.93469238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6.9346923828">
                <text:p>66.934692382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0.125">
                <text:p>60.1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6.4425292969">
                <text:p>66.442529296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0.125">
                <text:p>60.1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6.8116516113">
                <text:p>66.81165161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0.125">
                <text:p>60.1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7.3038146973">
                <text:p>67.30381469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0.125">
                <text:p>60.1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5.9503662109">
                <text:p>65.95036621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0.125">
                <text:p>60.1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5.9503662109">
                <text:p>65.950366210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6.8116516113">
                <text:p>66.81165161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6.5655700684">
                <text:p>66.56557006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6.6886108398">
                <text:p>66.688610839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6.9346923828">
                <text:p>66.93469238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6.1964477539">
                <text:p>66.196447753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.9503662109">
                <text:p>65.950366210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6.4425292969">
                <text:p>66.44252929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6.6886108398">
                <text:p>66.688610839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6.1964477539">
                <text:p>66.19644775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5.9503662109">
                <text:p>65.950366210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6.8116516113">
                <text:p>66.81165161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7.4268554688">
                <text:p>67.426855468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7.0577331543">
                <text:p>67.057733154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6.9346923828">
                <text:p>66.93469238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6.5655700684">
                <text:p>66.56557006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5.9503662109">
                <text:p>65.950366210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7.4268554688">
                <text:p>67.426855468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7.3038146973">
                <text:p>67.303814697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6.3194885254">
                <text:p>66.319488525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6.8116516113">
                <text:p>66.81165161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6.8116516113">
                <text:p>66.81165161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7.4268554688">
                <text:p>67.426855468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6.6886108398">
                <text:p>66.688610839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6.9346923828">
                <text:p>66.934692382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5.8273254395">
                <text:p>65.827325439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7.1807739258">
                <text:p>67.180773925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7.0577331543">
                <text:p>67.057733154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6.8116516113">
                <text:p>66.81165161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7.0577331543">
                <text:p>67.057733154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6.6886108398">
                <text:p>66.688610839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67.1807739258">
                <text:p>67.18077392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6.5655700684">
                <text:p>66.56557006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66.8116516113">
                <text:p>66.81165161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67.7959777832">
                <text:p>67.795977783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6.8116516113">
                <text:p>66.811651611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7.0577331543">
                <text:p>67.057733154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65.8273254395">
                <text:p>65.827325439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66.9346923828">
                <text:p>66.934692382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6.5655700684">
                <text:p>66.56557006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7.6729370117">
                <text:p>67.672937011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7.5498962402">
                <text:p>67.549896240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6.9346923828">
                <text:p>66.934692382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66.8116516113">
                <text:p>66.81165161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7.1807739258">
                <text:p>67.18077392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7.0577331543">
                <text:p>67.057733154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67.3038146973">
                <text:p>67.303814697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67.4268554688">
                <text:p>67.42685546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66.4425292969">
                <text:p>66.442529296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0.625">
                <text:p>60.62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7.1807739258">
                <text:p>67.180773925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0.625">
                <text:p>60.6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7.3038146973">
                <text:p>67.303814697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0.625">
                <text:p>60.62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7.3038146973">
                <text:p>67.303814697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60.625">
                <text:p>60.62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6.5655700684">
                <text:p>66.565570068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0.625">
                <text:p>60.62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6.5655700684">
                <text:p>66.565570068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66.6886108398">
                <text:p>66.688610839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60.625">
                <text:p>60.6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6.8116516113">
                <text:p>66.811651611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67.3038146973">
                <text:p>67.303814697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0.625">
                <text:p>60.6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7.7959777832">
                <text:p>67.795977783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0.625">
                <text:p>60.6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66.6886108398">
                <text:p>66.688610839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60.625">
                <text:p>60.6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67.5498962402">
                <text:p>67.549896240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66.3194885254">
                <text:p>66.319488525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66.6886108398">
                <text:p>66.688610839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7.1807739258">
                <text:p>67.180773925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6.5655700684">
                <text:p>66.565570068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6.6886108398">
                <text:p>66.688610839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6.6886108398">
                <text:p>66.688610839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6.5655700684">
                <text:p>66.565570068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66.4425292969">
                <text:p>66.442529296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66.6886108398">
                <text:p>66.688610839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66.4425292969">
                <text:p>66.442529296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6.9346923828">
                <text:p>66.934692382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66.8116516113">
                <text:p>66.81165161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6.5655700684">
                <text:p>66.56557006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66.3194885254">
                <text:p>66.319488525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6.8116516113">
                <text:p>66.81165161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66.5655700684">
                <text:p>66.565570068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6.8116516113">
                <text:p>66.81165161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67.1807739258">
                <text:p>67.180773925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7.0577331543">
                <text:p>67.057733154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7.4268554688">
                <text:p>67.426855468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6.4425292969">
                <text:p>66.442529296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6.4425292969">
                <text:p>66.442529296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6.3194885254">
                <text:p>66.319488525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66.8116516113">
                <text:p>66.811651611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65.8273254395">
                <text:p>65.827325439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6.4425292969">
                <text:p>66.442529296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66.9346923828">
                <text:p>66.934692382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66.9346923828">
                <text:p>66.934692382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66.6886108398">
                <text:p>66.688610839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6.5655700684">
                <text:p>66.565570068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66.8116516113">
                <text:p>66.81165161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6.5655700684">
                <text:p>66.565570068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6.3194885254">
                <text:p>66.319488525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6.5655700684">
                <text:p>66.565570068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6.8116516113">
                <text:p>66.81165161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6.5655700684">
                <text:p>66.56557006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0.375">
                <text:p>60.3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6.6886108398">
                <text:p>66.688610839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7.1807739258">
                <text:p>67.180773925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6.9346923828">
                <text:p>66.93469238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0.125">
                <text:p>60.12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7.1807739258">
                <text:p>67.180773925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0.125">
                <text:p>60.12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6.0734069824">
                <text:p>66.073406982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0.125">
                <text:p>60.12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6.6886108398">
                <text:p>66.688610839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0.125">
                <text:p>60.12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7.0577331543">
                <text:p>67.057733154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.125">
                <text:p>60.12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6.6886108398">
                <text:p>66.68861083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